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9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undations-of-prog-d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Foundations of Programming: Databases</text:p>
          </table:table-cell>
          <table:table-cell table:style-name="ce7" table:formula="of:=SUM([.D5];[.D8];[.D11];[.D18];[.D24];[.D30];[.D36];[.D44];[.D48];[.D53])" office:value-type="time" office:time-value="PT03H11M40S" calcext:value-type="time">
            <text:p>03:11:40</text:p>
          </table:table-cell>
          <table:table-cell table:style-name="ce10"/>
          <table:table-cell table:style-name="ce4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:.D7])" office:value-type="time" office:time-value="PT00H02M20S" calcext:value-type="time">
            <text:p>00:02:20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06S" calcext:value-type="time">
            <text:p>00:01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at you need to know</text:p>
          </table:table-cell>
          <table:table-cell office:value-type="time" office:time-value="PT00H01M14S" calcext:value-type="time">
            <text:p>00:01: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Understanding Databases</text:p>
          </table:table-cell>
          <table:table-cell table:style-name="ce8" table:formula="of:=SUM([.D9:.D10])" office:value-type="time" office:time-value="PT00H11M50S" calcext:value-type="time">
            <text:p>00:11:50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are databases?</text:p>
          </table:table-cell>
          <table:table-cell office:value-type="time" office:time-value="PT00H07M41S" calcext:value-type="time">
            <text:p>00:07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loring databases and database management systems</text:p>
          </table:table-cell>
          <table:table-cell office:value-type="time" office:time-value="PT00H04M09S" calcext:value-type="time">
            <text:p>00:04:0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Database Fundamentals</text:p>
          </table:table-cell>
          <table:table-cell table:style-name="ce8" table:formula="of:=SUM([.D12:.D17])" office:value-type="time" office:time-value="PT00H27M42S" calcext:value-type="time">
            <text:p>00:27:4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features of a relational database</text:p>
          </table:table-cell>
          <table:table-cell office:value-type="time" office:time-value="PT00H04M03S" calcext:value-type="time">
            <text:p>00:04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loring unique values and primary keys</text:p>
          </table:table-cell>
          <table:table-cell office:value-type="time" office:time-value="PT00H03M34S" calcext:value-type="time">
            <text:p>00:03: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fining table relationships</text:p>
          </table:table-cell>
          <table:table-cell office:value-type="time" office:time-value="PT00H05M33S" calcext:value-type="time">
            <text:p>00:05: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scribing many-to-many relationships</text:p>
          </table:table-cell>
          <table:table-cell office:value-type="time" office:time-value="PT00H06M32S" calcext:value-type="time">
            <text:p>00:06: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ansactions and the ACID test</text:p>
          </table:table-cell>
          <table:table-cell office:value-type="time" office:time-value="PT00H04M17S" calcext:value-type="time">
            <text:p>00:04: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roduction to Structured Query Language (SQL)</text:p>
          </table:table-cell>
          <table:table-cell office:value-type="time" office:time-value="PT00H03M43S" calcext:value-type="time">
            <text:p>00:03:43</text:p>
          </table:table-cell>
          <table:table-cell table:formula="of:=SUM([.D5];[.D8];[.D11])" office:value-type="time" office:time-value="PT00H41M52S" calcext:value-type="time">
            <text:p>00:41:52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Database Modeling: Tables</text:p>
          </table:table-cell>
          <table:table-cell table:style-name="ce8" table:formula="of:=SUM([.D19:.D23])" office:value-type="time" office:time-value="PT00H19M56S" calcext:value-type="time">
            <text:p>00:19:56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database modeling</text:p>
          </table:table-cell>
          <table:table-cell office:value-type="time" office:time-value="PT00H02M39S" calcext:value-type="time">
            <text:p>00:02: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nning your database</text:p>
          </table:table-cell>
          <table:table-cell office:value-type="time" office:time-value="PT00H05M45S" calcext:value-type="time">
            <text:p>00:05: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dentifying columns and selecting data types</text:p>
          </table:table-cell>
          <table:table-cell office:value-type="time" office:time-value="PT00H07M43S" calcext:value-type="time">
            <text:p>00:07: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osing primary keys</text:p>
          </table:table-cell>
          <table:table-cell office:value-type="time" office:time-value="PT00H01M45S" calcext:value-type="time">
            <text:p>00:01: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ing composite keys</text:p>
          </table:table-cell>
          <table:table-cell office:value-type="time" office:time-value="PT00H02M04S" calcext:value-type="time">
            <text:p>00:02:0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Database Modeling: Relationships</text:p>
          </table:table-cell>
          <table:table-cell table:style-name="ce8" table:formula="of:=SUM([.D25:.D29])" office:value-type="time" office:time-value="PT00H21M15S" calcext:value-type="time">
            <text:p>00:21:1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ating relationships</text:p>
          </table:table-cell>
          <table:table-cell office:value-type="time" office:time-value="PT00H02M38S" calcext:value-type="time">
            <text:p>00:02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fining one-to-many relationships</text:p>
          </table:table-cell>
          <table:table-cell office:value-type="time" office:time-value="PT00H05M50S" calcext:value-type="time">
            <text:p>00:05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loring one-to-one relationships</text:p>
          </table:table-cell>
          <table:table-cell office:value-type="time" office:time-value="PT00H03M30S" calcext:value-type="time">
            <text:p>00:03: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loring many-to-many relationships</text:p>
          </table:table-cell>
          <table:table-cell office:value-type="time" office:time-value="PT00H04M55S" calcext:value-type="time">
            <text:p>00:04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relationship rules and referential integrity</text:p>
          </table:table-cell>
          <table:table-cell office:value-type="time" office:time-value="PT00H04M22S" calcext:value-type="time">
            <text:p>00:04:2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Database Modeling: Optimization</text:p>
          </table:table-cell>
          <table:table-cell table:style-name="ce8" table:formula="of:=SUM([.D31:.D35])" office:value-type="time" office:time-value="PT00H19M11S" calcext:value-type="time">
            <text:p>00:19:11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normalization</text:p>
          </table:table-cell>
          <table:table-cell office:value-type="time" office:time-value="PT00H02M03S" calcext:value-type="time">
            <text:p>00:02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rst normal form</text:p>
          </table:table-cell>
          <table:table-cell office:value-type="time" office:time-value="PT00H04M05S" calcext:value-type="time">
            <text:p>00:04: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cond normal form</text:p>
          </table:table-cell>
          <table:table-cell office:value-type="time" office:time-value="PT00H04M29S" calcext:value-type="time">
            <text:p>00:04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ird normal form</text:p>
          </table:table-cell>
          <table:table-cell office:value-type="time" office:time-value="PT00H04M34S" calcext:value-type="time">
            <text:p>00:04: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base denormalization</text:p>
          </table:table-cell>
          <table:table-cell office:value-type="time" office:time-value="PT00H04M00S" calcext:value-type="time">
            <text:p>00:04:00</text:p>
          </table:table-cell>
          <table:table-cell table:formula="of:=SUM([.D18])" office:value-type="time" office:time-value="PT00H19M56S" calcext:value-type="time">
            <text:p>00:19:56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Database Modeling: Querying</text:p>
          </table:table-cell>
          <table:table-cell table:style-name="ce8" table:formula="of:=SUM([.D37:.D43])" office:value-type="time" office:time-value="PT00H37M51S" calcext:value-type="time">
            <text:p>00:37:51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ating SQL queries</text:p>
          </table:table-cell>
          <table:table-cell office:value-type="time" office:time-value="PT00H05M34S" calcext:value-type="time">
            <text:p>00:05: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ucturing the WHERE clause</text:p>
          </table:table-cell>
          <table:table-cell office:value-type="time" office:time-value="PT00H06M24S" calcext:value-type="time">
            <text:p>00:06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rting query results</text:p>
          </table:table-cell>
          <table:table-cell office:value-type="time" office:time-value="PT00H02M37S" calcext:value-type="time">
            <text:p>00:02: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ing aggregate functions</text:p>
          </table:table-cell>
          <table:table-cell office:value-type="time" office:time-value="PT00H04M49S" calcext:value-type="time">
            <text:p>00:04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oining tables</text:p>
          </table:table-cell>
          <table:table-cell office:value-type="time" office:time-value="PT00H06M54S" calcext:value-type="time">
            <text:p>00:06: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serting, updating, and deleting</text:p>
          </table:table-cell>
          <table:table-cell office:value-type="time" office:time-value="PT00H06M43S" calcext:value-type="time">
            <text:p>00:06: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he data definition language</text:p>
          </table:table-cell>
          <table:table-cell office:value-type="time" office:time-value="PT00H04M50S" calcext:value-type="time">
            <text:p>00:04:50</text:p>
          </table:table-cell>
          <table:table-cell table:formula="of:=SUM([.D36])" office:value-type="time" office:time-value="PT00H37M51S" calcext:value-type="time">
            <text:p>00:37:51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5" office:value-type="string" calcext:value-type="string">
            <text:p>Database Modeling: Indexing and Optimization</text:p>
          </table:table-cell>
          <table:table-cell table:style-name="ce8" table:formula="of:=SUM([.D45:.D47])" office:value-type="time" office:time-value="PT00H26M01S" calcext:value-type="time">
            <text:p>00:26:01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indexes</text:p>
          </table:table-cell>
          <table:table-cell office:value-type="time" office:time-value="PT00H09M24S" calcext:value-type="time">
            <text:p>00:09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derstanding write conflicts</text:p>
          </table:table-cell>
          <table:table-cell office:value-type="time" office:time-value="PT00H09M05S" calcext:value-type="time">
            <text:p>00:09: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derstanding stored procedures and injection attacks</text:p>
          </table:table-cell>
          <table:table-cell office:value-type="time" office:time-value="PT00H07M32S" calcext:value-type="time">
            <text:p>00:07:32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string" calcext:value-type="string">
            <text:p>Database Options</text:p>
          </table:table-cell>
          <table:table-cell table:style-name="ce8" table:formula="of:=SUM([.D49:.D52])" office:value-type="time" office:time-value="PT00H24M44S" calcext:value-type="time">
            <text:p>00:24:44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sktop databases</text:p>
          </table:table-cell>
          <table:table-cell office:value-type="time" office:time-value="PT00H05M13S" calcext:value-type="time">
            <text:p>00:05: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ational database management systems</text:p>
          </table:table-cell>
          <table:table-cell office:value-type="time" office:time-value="PT00H06M29S" calcext:value-type="time">
            <text:p>00:06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bject-based and XML-based databases</text:p>
          </table:table-cell>
          <table:table-cell office:value-type="time" office:time-value="PT00H04M03S" calcext:value-type="time">
            <text:p>00:04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SQL databases</text:p>
          </table:table-cell>
          <table:table-cell office:value-type="time" office:time-value="PT00H08M59S" calcext:value-type="time">
            <text:p>00:08:5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table:formula="of:=SUM([.D54])" office:value-type="time" office:time-value="PT00H00M50S" calcext:value-type="time">
            <text:p>00:00:50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al thoughts</text:p>
          </table:table-cell>
          <table:table-cell office:value-type="time" office:time-value="PT00H00M50S" calcext:value-type="time">
            <text:p>00:00:50</text:p>
          </table:table-cell>
          <table:table-cell table:formula="of:=SUM([.D44];[.D48];[.D53])" office:value-type="time" office:time-value="PT00H51M35S" calcext:value-type="time">
            <text:p>00:51:35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6:19:28.199681287</dc:date>
    <meta:editing-duration>PT18M31S</meta:editing-duration>
    <meta:editing-cycles>2</meta:editing-cycles>
    <meta:generator>LibreOffice/5.1.4.2$Linux_X86_64 LibreOffice_project/10m0$Build-2</meta:generator>
    <meta:document-statistic meta:table-count="1" meta:cell-count="162" meta:object-count="0"/>
  </office:meta>
</office:document-meta>
</file>